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P1"/>
      <text:p text:style-name="P1">"what are you doing?" asked Marin, but only in her mind. She expected no reply, the Baba couldn't really be behind inside her mind could she? </text:p>
      <text:p text:style-name="P1"/>
      <text:p text:style-name="P1">A deep gasp, and then a drawn out <text:s/>"ohhhhhh. He was right. You are something, unique. Do you mind if I come in? "<text:line-break/><text:line-break/>"I'd rather you not" </text:p>
      <text:p text:style-name="P1"/>
      <text:p text:style-name="P1">Marins cheeks flushed. She tried to get her feelings undercontrol. She begain to whisper a hymn. <text:line-break/><text:line-break/>"But I insist. If we're to work together- then I have to know what you're capable of. And what you....like." </text:p>
      <text:p text:style-name="P1"/>
      <text:p text:style-name="P1">Marin knew instinctually that trust could not be given- only earned. She walled herself and then was no longer standing in the grey rough carved bay of the asteroid. </text:p>
      <text:p text:style-name="P1"/>
      <text:p text:style-name="P1">A green field with blue sky- like her home. Perfect agricultural land with dark black soil so rich each shovel full was a treasure. And wiggling her petite perfect toes into the sod stood baba yaga. </text:p>
      <text:p text:style-name="P1"/>
      <text:p text:style-name="P1">"This is lovely child. Take me inside- " and the woman gestured to a fine log cabin and fields behind. </text:p>
      <text:p text:style-name="P1"/>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P1"/>
      <text:p text:style-name="P1">"Go back inside dear. Our guest is leaving. She's made a mistake in comming here. She's asking to come where she wasn't invited." </text:p>
      <text:p text:style-name="P1"/>
      <text:p text:style-name="P1">The Yaga's eyes illuminated brightly at the offense thrown her way. A cat's eyes lined with glowing pulse... playful and excited at the first indications of a game. </text:p>
      <text:p text:style-name="P1"/>
      <text:p text:style-name="P1">"Are ya sure honey? We've got plenty of dinner and a nice seat by the fire. Sure would be nice to jaw a bit." he siad. </text:p>
      <text:p text:style-name="P1"/>
      <text:p text:style-name="P1">"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1"/>
      <text:p text:style-name="P1">"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1"/>
      <text:p text:style-name="P1">She and Baba Yaga stood where they had always been. </text:p>
      <text:p text:style-name="P1"/>
      <text:p text:style-name="P1">"Oh you are a titan my dear. You and I will dance for sometime. And when I am finished with you- all the stars will dive from the heavens to be near you." </text:p>
      <text:p text:style-name="P1"/>
      <text:p text:style-name="P1">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1"/>
      <text:p text:style-name="P1">"To the dealings captain"<text:line-break/><text:line-break/>"To the dealings" </text:p>
      <text:p text:style-name="P1"/>
      <text:p text:style-name="P1">With their attention elsewhere Marin could focus on herself. </text:p>
      <text:p text:style-name="P1"/>
      <text:p text:style-name="P1">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1"/>
      <text:p text:style-name="P1">She gasped. Her memories came to her.</text:p>
      <text:p text:style-name="P1"/>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P1"/>
      <text:p text:style-name="P1">"We have a deal then capitan." It was Baba Yaga. Marin looked at her, magnetic and powerful and in control of whatever happened to her.</text:p>
      <text:p text:style-name="P1"/>
      <text:p text:style-name="P1">"Won't you and your crew come inside? Have some refreshments, sample the pleasures?" </text:p>
      <text:p text:style-name="P1"/>
      <text:p text:style-name="P1">"I never mix business and pleasure Baba Yaga" he shook her hand and a huge sheaf of dutch crater notes exchanged hands. </text:p>
      <text:p text:style-name="P1"/>
      <text:p text:style-name="P1">With the handshake She drew him in close, and pressed a kiss onto the facemask of his helmet. </text:p>
      <text:p text:style-name="P1"/>
      <text:p text:style-name="P1">"Come. See. Me. Again" </text:p>
      <text:p text:style-name="P1"/>
      <text:p text:style-name="P1">His head shook and then handed Baba Yaga the controls to the electric collars that were around each of the slaves necks. </text:p>
      <text:p text:style-name="P1"/>
      <text:p text:style-name="P1">The raider ship was closing up. The lost raider didn't even blink, collar or not he strode behind Baba yaga. </text:p>
      <text:p text:style-name="P1"/>
      <text:p text:style-name="P1">Marin got in line behind him. She wanted desperatley to be back in the cabin, with her drea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1"><text:soft-page-break/></text:p>
      <text:p text:style-name="P1">Marin realised for the first time that she was hungry. The spicy aroma of a sharp sweet soup, coconut and capsin spice like the wind on hot desert sand. Her stomach gurgled. </text:p>
      <text:p text:style-name="P1"/>
      <text:p text:style-name="P1">"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1"/>
      <text:p text:style-name="P1">"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1"/>
      <text:p text:style-name="P1">"This is Kaow Chen" said Baba Yaga. Tell him your birthday and your favorite thing to eat so he can make it for you- and so no one's day is forgotten and we all get to eat cake more often!" </text:p>
      <text:p text:style-name="P1"/>
      <text:p text:style-name="P1">Kaow Chen smiled. His eyes black like a morners crushed velvet. </text:p>
      <text:p text:style-name="P1"/>
      <text:p text:style-name="P1">"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1"/>
      <text:p text:style-name="P1">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1"/>
      <text:p text:style-name="P1">"Please everyone go now and put on your new uniforms. Madame, I will call you when dinner is served. Until then I am sure you have much to attend to"</text:p>
      <text:p text:style-name="P1"/>
      <text:p text:style-name="P1">Baba Yaga nodded and with that she was gone. </text:p>
      <text:p text:style-name="P1"/>
      <text:p text:style-name="P1">Kaow Chen watched her leave and sighed. His new lao bong accent made him almost chant the worlds he spoke in english. "a box is defined not by walls or floors but by the treasure it holds."</text:p>
      <text:p text:style-name="P1">He lingered for a moment then pointed them all down a set of narrow hallways at the other end of the galley. </text:p>
      <text:p text:style-name="P1"/>
      <text:p text:style-name="P1">"This way this way" spoke a little waitress in a pink traditonal servers top and black slacks and spats. Her hands were so delecate Marin though they must have never touched dirt in her lifetime. </text:p>
      <text:p text:style-name="P1"/>
      <text:p text:style-name="P1">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1"/>
      <text:p text:style-name="P1">Marin walked to the kitchen space and was greeted by <text:s/>Kaow Chen's smiling face. He nodded to her and motioned to a chair. "Marin, <text:s/>birthday 30<text:span text:style-name="T3">th</text:span> November. Favorite food conutry style home bread with honey, pot roast and garlic potatoes. Garden salad and blackberry cobbler." <text:line-break/><text:soft-pag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1"/>
      <text:p text:style-name="P1">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1"/>
      <text:p text:style-name="P1">"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1"/>
      <text:p text:style-name="P1">"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1"/>
      <text:p text:style-name="P1">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1"/>
      <text:p text:style-name="P1">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1"/>
      <text:p text:style-name="P1">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1"/>
      <text:p text:style-name="P1">"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1">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text:soft-page-break/>and walked where the arrow pointed. </text:p>
      <text:p text:style-name="P1"/>
      <text:p text:style-name="P1">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 Best keep moving miss, we aren't to stare at the patrons" </text:p>
      <text:p text:style-name="P1"/>
      <text:p text:style-name="P1">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line-break/><text:line-break/> <text:line-break/><text:line-break/>(I HATE MODELS WAREWOLF DISCO CLUB) </text:p>
      <text:p text:style-name="P1"/>
      <text:p text:style-name="P1">I know i've done terrible things. But I cannot remember them. And I am becoming lulled into a false sense of security that I am a good man, which I know I am not. I am a good man, just untethered from my values? </text:p>
      <text:p text:style-name="P1"/>
      <text:p text:style-name="P1"><text:line-break/><text:lin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48M24S</meta:editing-duration>
    <meta:editing-cycles>17</meta:editing-cycles>
    <meta:generator>OpenOffice/4.1.11$Win32 OpenOffice.org_project/4111m1$Build-9808</meta:generator>
    <dc:date>2022-06-30T12:31:18.97</dc:date>
    <dc:creator>Blake Stanger</dc:creator>
    <meta:document-statistic meta:table-count="0" meta:image-count="0" meta:object-count="0" meta:page-count="8" meta:paragraph-count="78" meta:word-count="4100" meta:character-count="22637"/>
    <meta:user-defined meta:name="Info 1"/>
    <meta:user-defined meta:name="Info 2"/>
    <meta:user-defined meta:name="Info 3"/>
    <meta:user-defined meta:name="Info 4"/>
  </office:meta>
</office:document-meta>
</file>